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2" style:family="graphic" style:parent-style-name="standard">
      <style:graphic-properties draw:fill-color="#33cc66"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-color="#eb613d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3pt" style:font-size-asian="13pt" style:font-size-complex="13pt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cm" svg:height="1.3cm" svg:x="4.2cm" svg:y="1.7cm">
          <text:p text:style-name="P1"><text:span text:style-name="T1">Propert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1cm" svg:height="1.3cm" svg:x="1.9cm" svg:y="3.8cm">
          <text:p text:style-name="P2"><text:span text:style-name="T2">public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cm" svg:height="1.3cm" svg:x="4.5cm" svg:y="3.8cm">
          <text:p text:style-name="P2"><text:span text:style-name="T2">protected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1cm" svg:height="1.3cm" svg:x="7.1cm" svg:y="3.8cm">
          <text:p text:style-name="P2"><text:span text:style-name="T2">privat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5.1cm" svg:y1="3cm" svg:x2="3.4cm" svg:y2="3.8cm">
          <text:p/>
        </draw:line>
        <draw:line draw:style-name="gr5" draw:text-style-name="P3" draw:layer="layout" svg:x1="5.5cm" svg:y1="3cm" svg:x2="5.5cm" svg:y2="3.8cm">
          <text:p/>
        </draw:line>
        <draw:line draw:style-name="gr5" draw:text-style-name="P3" draw:layer="layout" svg:x1="6.3cm" svg:y1="3cm" svg:x2="7.8cm" svg:y2="3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19T11:56:21</meta:creation-date>
    <dc:date>2014-01-19T12:00:30</dc:date>
    <meta:editing-duration>P0D</meta:editing-duration>
    <meta:editing-cycles>1</meta:editing-cycles>
    <meta:document-statistic meta:object-count="7"/>
    <meta:generator>LibreOffice/4.0.2.2$Linux_X86_64 LibreOffice_project/400m0$Build-2</meta:generator>
  </office:meta>
</office:document-meta>
</file>